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fo:keep-together="auto"/>
    </style:style>
    <style:style style:name="Table1.4" style:family="table-row">
      <style:table-row-properties fo:keep-together="alway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0*"/>
    </style:style>
    <style:style style:name="Table2.B" style:family="table-column">
      <style:table-column-properties style:column-width="9.5319in" style:rel-column-width="59025*"/>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87f1"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a374" officeooo:paragraph-rsid="00dba37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Doc-L1">
      <style:paragraph-properties fo:text-align="start" style:justify-single-word="false"/>
      <style:text-properties officeooo:paragraph-rsid="00d6a868"/>
    </style:style>
    <style:style style:name="P29" style:family="paragraph" style:parent-style-name="Doc-L1">
      <style:paragraph-properties fo:text-align="start" style:justify-single-word="false"/>
      <style:text-properties officeooo:paragraph-rsid="00df1a81"/>
    </style:style>
    <style:style style:name="P30" style:family="paragraph" style:parent-style-name="Doc-L1">
      <style:text-properties officeooo:rsid="0022ce6f" officeooo:paragraph-rsid="002e4e63"/>
    </style:style>
    <style:style style:name="P31" style:family="paragraph" style:parent-style-name="Doc-L1">
      <style:text-properties officeooo:rsid="0022ce6f" officeooo:paragraph-rsid="0029d008"/>
    </style:style>
    <style:style style:name="P32" style:family="paragraph" style:parent-style-name="Doc-L1">
      <style:text-properties officeooo:rsid="00205660" officeooo:paragraph-rsid="00205660"/>
    </style:style>
    <style:style style:name="P33" style:family="paragraph" style:parent-style-name="Doc-L1">
      <style:text-properties officeooo:rsid="00205660" officeooo:paragraph-rsid="002f92ed"/>
    </style:style>
    <style:style style:name="P34" style:family="paragraph" style:parent-style-name="Doc-L1">
      <style:paragraph-properties fo:text-align="start" style:justify-single-word="false"/>
      <style:text-properties officeooo:rsid="0014d8d5" officeooo:paragraph-rsid="00d6a868"/>
    </style:style>
    <style:style style:name="P35" style:family="paragraph" style:parent-style-name="Doc-L1">
      <style:paragraph-properties fo:text-align="start" style:justify-single-word="false"/>
      <style:text-properties officeooo:rsid="00df1a81" officeooo:paragraph-rsid="00df1a81"/>
    </style:style>
    <style:style style:name="P36" style:family="paragraph" style:parent-style-name="Doc-L1">
      <style:paragraph-properties fo:text-align="start" style:justify-single-word="false"/>
      <style:text-properties officeooo:rsid="00e0d09c" officeooo:paragraph-rsid="00e0d09c"/>
    </style:style>
    <style:style style:name="P37" style:family="paragraph" style:parent-style-name="RefNumber">
      <style:text-properties officeooo:rsid="002bac07" officeooo:paragraph-rsid="002bac07"/>
    </style:style>
    <style:style style:name="P38" style:family="paragraph" style:parent-style-name="RefNumber">
      <style:text-properties officeooo:rsid="002f92ed" officeooo:paragraph-rsid="002f92ed"/>
    </style:style>
    <style:style style:name="P39" style:family="paragraph" style:parent-style-name="RefNumber">
      <style:text-properties officeooo:rsid="0064419a" officeooo:paragraph-rsid="0064419a"/>
    </style:style>
    <style:style style:name="P40" style:family="paragraph" style:parent-style-name="RefNumber">
      <style:text-properties officeooo:rsid="00683f9c" officeooo:paragraph-rsid="00683f9c"/>
    </style:style>
    <style:style style:name="P41" style:family="paragraph" style:parent-style-name="RefNumber">
      <style:text-properties officeooo:rsid="0068c888" officeooo:paragraph-rsid="0068c888"/>
    </style:style>
    <style:style style:name="P42" style:family="paragraph" style:parent-style-name="RefNumber">
      <style:text-properties officeooo:rsid="008b6ddd" officeooo:paragraph-rsid="008b6ddd"/>
    </style:style>
    <style:style style:name="P43" style:family="paragraph" style:parent-style-name="RefNumber">
      <style:text-properties officeooo:rsid="00b25c86" officeooo:paragraph-rsid="00b25c86"/>
    </style:style>
    <style:style style:name="P44" style:family="paragraph" style:parent-style-name="RefNumber">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RefNumber">
      <style:text-properties officeooo:rsid="00205660" officeooo:paragraph-rsid="00205660"/>
    </style:style>
    <style:style style:name="P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87f1" officeooo:paragraph-rsid="00d887f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7188" officeooo:paragraph-rsid="00e2718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35be3" officeooo:paragraph-rsid="00e35be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57c8b" officeooo:paragraph-rsid="00e57c8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ce6f" officeooo:paragraph-rsid="00e74b1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Doc-L1">
      <style:paragraph-properties fo:text-align="start" style:justify-single-word="false"/>
      <style:text-properties officeooo:paragraph-rsid="00e5d28d"/>
    </style:style>
    <style:style style:name="P55" style:family="paragraph" style:parent-style-name="Doc-L1">
      <style:paragraph-properties fo:text-align="start" style:justify-single-word="false"/>
      <style:text-properties officeooo:paragraph-rsid="00e8cf8e"/>
    </style:style>
    <style:style style:name="T1" style:family="text">
      <style:text-properties officeooo:rsid="002101d1"/>
    </style:style>
    <style:style style:name="T2" style:family="text">
      <style:text-properties fo:font-style="italic" style:font-style-asian="italic" style:font-style-complex="italic"/>
    </style:style>
    <style:style style:name="T3" style:family="text">
      <style:text-properties fo:font-style="italic" officeooo:rsid="00dab0f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9d008"/>
    </style:style>
    <style:style style:name="T6" style:family="text">
      <style:text-properties officeooo:rsid="002a2619"/>
    </style:style>
    <style:style style:name="T7" style:family="text">
      <style:text-properties officeooo:rsid="002e4e63"/>
    </style:style>
    <style:style style:name="T8" style:family="text">
      <style:text-properties officeooo:rsid="002f92ed"/>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81e8f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d6a868"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d887f1"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dba374"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e0d09c"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e5d28d"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e75b2a"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e8cf8e"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81e8fc"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d6a868"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dba374"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e75b2a"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italic" fo:text-shadow="none" style:text-underline-style="none" fo:font-weight="bold" officeooo:rsid="00dd29e9" style:font-size-asian="12pt" style:font-style-asian="italic" style:font-weight-asian="bold" style:font-size-complex="12pt" style:font-style-complex="italic" style:font-weight-complex="bold" style:text-overline-style="none" style:text-overline-color="font-color"/>
    </style:style>
    <style:style style:name="T28" style:family="text">
      <style:text-properties fo:color="#000000" style:text-outline="false" style:text-line-through-style="none" style:text-line-through-type="non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fo:font-style="normal" fo:text-shadow="none" style:text-underline-style="none" fo:font-weight="normal" officeooo:rsid="00dd29e9"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e27188"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bold" officeooo:rsid="003b6215" style:font-weight-asian="bold" style:font-weight-complex="bold"/>
    </style:style>
    <style:style style:name="T33" style:family="text">
      <style:text-properties fo:font-weight="bold" officeooo:rsid="0068c888" style:font-weight-asian="bold" style:font-weight-complex="bold"/>
    </style:style>
    <style:style style:name="T34" style:family="text">
      <style:text-properties officeooo:rsid="003b6215"/>
    </style:style>
    <style:style style:name="T35" style:family="text">
      <style:text-properties officeooo:rsid="0066b0cd"/>
    </style:style>
    <style:style style:name="T36" style:family="text">
      <style:text-properties officeooo:rsid="0068c888"/>
    </style:style>
    <style:style style:name="T37" style:family="text">
      <style:text-properties officeooo:rsid="0073c55e"/>
    </style:style>
    <style:style style:name="T38" style:family="text">
      <style:text-properties officeooo:rsid="007f3a07"/>
    </style:style>
    <style:style style:name="T39" style:family="text">
      <style:text-properties officeooo:rsid="0080115b"/>
    </style:style>
    <style:style style:name="T40" style:family="text">
      <style:text-properties officeooo:rsid="008014e2"/>
    </style:style>
    <style:style style:name="T41" style:family="text">
      <style:text-properties officeooo:rsid="0081506b"/>
    </style:style>
    <style:style style:name="T42" style:family="text">
      <style:text-properties officeooo:rsid="00850c7e"/>
    </style:style>
    <style:style style:name="T43" style:family="text">
      <style:text-properties officeooo:rsid="00d6a868"/>
    </style:style>
    <style:style style:name="T44" style:family="text">
      <style:text-properties style:font-name="Liberation Sans" fo:font-size="18.2000007629395pt" fo:font-weight="bold" officeooo:rsid="00d6a868" style:font-name-asian="Noto Sans CJK SC" style:font-size-asian="18.2000007629395pt" style:font-weight-asian="bold" style:font-name-complex="Lohit Devanagari" style:font-size-complex="18.2000007629395pt" style:font-weight-complex="bold"/>
    </style:style>
    <style:style style:name="T45" style:family="text">
      <style:text-properties officeooo:rsid="00d887f1"/>
    </style:style>
    <style:style style:name="T46" style:family="text">
      <style:text-properties officeooo:rsid="00d96a61"/>
    </style:style>
    <style:style style:name="T47" style:family="text">
      <style:text-properties officeooo:rsid="00dab0fb"/>
    </style:style>
    <style:style style:name="T48" style:family="text">
      <style:text-properties style:text-outline="false" style:text-line-through-style="none" style:text-line-through-type="none" style:font-name="Liberation Serif" fo:font-size="12pt" fo:font-style="italic" fo:text-shadow="none" fo:font-weight="normal" officeooo:rsid="00e27188" style:font-size-asian="12pt" style:font-style-asian="italic" style:font-weight-asian="normal" style:font-size-complex="12pt" style:font-style-complex="italic" style:font-weight-complex="normal" style:text-overline-style="none" style:text-overline-color="font-color"/>
    </style:style>
    <style:style style:name="T49" style:family="text">
      <style:text-properties officeooo:rsid="00e5d28d"/>
    </style:style>
    <style:style style:name="T50" style:family="text">
      <style:text-properties officeooo:rsid="00e6da96"/>
    </style:style>
    <style:style style:name="T51" style:family="text">
      <style:text-properties officeooo:rsid="00e74b1c"/>
    </style:style>
    <style:style style:name="T52" style:family="text">
      <style:text-properties fo:color="#c9211e" fo:font-weight="bold" officeooo:rsid="00e74b1c" style:font-weight-asian="bold" style:font-weight-complex="bold"/>
    </style:style>
    <style:style style:name="T53" style:family="text">
      <style:text-properties officeooo:rsid="00e8cf8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text:span text:style-name="T44">Chromo</text:spa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P44">Ref#</text:p>
          </table:table-cell>
          <table:table-cell table:style-name="Table1.A1" office:value-type="string">
            <text:p text:style-name="P47">TO-DO Description</text:p>
          </table:table-cell>
        </table:table-row>
        <table:table-row table:style-name="Table1.2">
          <table:table-cell table:style-name="Table1.A2" office:value-type="string">
            <text:p text:style-name="P44"/>
          </table:table-cell>
          <table:table-cell table:style-name="Table1.A2" office:value-type="string">
            <text:p text:style-name="P17"/>
          </table:table-cell>
        </table:table-row>
        <table:table-row table:style-name="Table1.3">
          <table:table-cell table:style-name="Table1.A2" office:value-type="string">
            <text:p text:style-name="P44"/>
          </table:table-cell>
          <table:table-cell table:style-name="Table1.A2" office:value-type="string">
            <text:p text:style-name="P10"><text:span text:style-name="T32">Half-Fret Positioning</text:span><text:span text:style-name="T34">. </text:span><text:span text:style-name="T42">M</text:span><text:span text:style-name="T35">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42">So it seems to me that it must be possible to read the position values somehow.</text:span></text:p>
          </table:table-cell>
        </table:table-row>
        <table:table-row table:style-name="Table1.4">
          <table:table-cell table:style-name="Table1.A4" office:value-type="string">
            <text:p text:style-name="P44"/>
          </table:table-cell>
          <table:table-cell table:style-name="Table1.B4">
            <text:p text:style-name="P6"/>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46">Documentation</text:p>
          </table:table-cell>
        </table:table-row>
        <table:table-row table:style-name="Table2.2">
          <table:table-cell table:style-name="Table2.A2" office:value-type="string">
            <text:p text:style-name="P37">C<text:span text:style-name="T42">D</text:span>-0<text:span text:style-name="T43">1</text:span></text:p>
          </table:table-cell>
          <table:table-cell table:style-name="Table2.A2" office:value-type="string">
            <text:p text:style-name="P28"><text:span text:style-name="T23">Determine </text:span><text:span text:style-name="T24">Fret Offset that W</text:span><text:span text:style-name="T23">ill Result in Correct Diatonic Fret #</text:span><text:span text:style-name="T12">. </text:span><text:span text:style-name="T13">To make the diatonic TAB I need to ‘fake out’ Musescore by re-pitching each TAB note to a lower pitch such that Musescore will assign it to the fret# that matches up to the diatonic+ layout. So, for example, a G on the melody (or Bass) string (in standard DAd tuning) will is fret #5 in chromatic fret numbering. For diatonic we want it to show up as fret #3. Fret #3 in diatonic is an F (in the key of D). So all I need to do is subtract (5 - 3) = </text:span><text:span text:style-name="T24">2</text:span><text:span text:style-name="T13"> from the chromatic note’s pitch. I have laid out all the offsets in the document: </text:span><text:span text:style-name="T4">PlugIn_CromoTAB2Diatonic_FretMap.ods</text:span>.</text:p>
            <text:p text:style-name="P34"><text:span text:style-name="T14">To obtain the new pitch</text:span><text:span text:style-name="T11">:</text:span></text:p>
            <text:p text:style-name="P18">1.<text:tab/>I <text:span text:style-name="T45">obtain the </text:span>chromatic string, fret,<text:span text:style-name="T45"> pitch and tpc values for the existing TAB note</text:span>.</text:p>
            <text:p text:style-name="P18">2.<text:tab/>I then use <text:span text:style-name="T45">a</text:span> diatonic fretboard array, that serve<text:span text:style-name="T45">s</text:span> as a chromatic to diatonic+ fret mapping, to obtain an offset value.</text:p>
            <text:p text:style-name="P19">3.<text:tab/>I subtract the offset value from both the chromatic note pitch <text:span text:style-name="T45">and the chromatic fret</text:span>.</text:p>
            <text:p text:style-name="P20">4.<text:tab/>I also use the offset to recalculate new tpc1 and tpc2 values. This is a bit messy, see Key Learning below, and then CD-00 for the related procedure details.</text:p>
            <text:p text:style-name="P20">5.<text:tab/>I then plug these new, offset adjusted, values into the TAB note so that Musescore will re-pitch/re-fret it.</text:p>
            <text:p text:style-name="P18"><text:span text:style-name="T45">6</text:span>.<text:tab/>One of the mapping arrays also tells me if it is a half-fret – so <text:span text:style-name="T45">when that </text:span>comes back ‘true’ then I add the staff-text for the + symbol next to the fret number.</text:p>
            <text:p text:style-name="P21"><text:span text:style-name="T4">KEY LEARNING</text:span>: <text:span text:style-name="T45">You might think that Musescore would only need two parameters to unambiguously set the string and fret#. After all, there seems to be only two degrees of freedom here. But after a lot of experimenting, and having to get some help via two forum/issue postings on Musescore.org, I learned that you have to completely specify all of: </text:span><text:span text:style-name="Source_20_Text"><text:span text:style-name="T45">note.pitch</text:span></text:span><text:span text:style-name="T45">, </text:span><text:span text:style-name="Source_20_Text"><text:span text:style-name="T45">note.string</text:span></text:span><text:span text:style-name="T45">, </text:span><text:span text:style-name="Source_20_Text"><text:span text:style-name="T45">note.fret</text:span></text:span><text:span text:style-name="T45">, </text:span><text:span text:style-name="Source_20_Text"><text:span text:style-name="T45">note.tpc1</text:span></text:span><text:span text:style-name="T45">, and </text:span><text:span text:style-name="Source_20_Text"><text:span text:style-name="T45">note.tpc2</text:span></text:span><text:span text:style-name="T45">. </text:span><text:span text:style-name="Source_20_Text"><text:span text:style-name="T45">note.string</text:span></text:span><text:span text:style-name="T45"> is easy - as I am only adjusting the fret# the string will never change, so I can just keep that value as it is. </text:span><text:span text:style-name="T46">Both </text:span><text:span text:style-name="Source_20_Text"><text:span text:style-name="T46">note.pitch</text:span></text:span><text:span text:style-name="T46"> and </text:span><text:span text:style-name="Source_20_Text"><text:span text:style-name="T46">note.fret</text:span></text:span><text:span text:style-name="T46"> are simply computed using the keyboard offset array value; just simple subtraction. </text:span><text:span text:style-name="T47">The tpc values, however, require special handling. BTW, here’s what happened to me when I didn’t set the tpc values, when I simply ignored them: After the plugin ran everything looked fine, no issues. But when I then saved the score and reopened it, the modified TAB staff was a mess. See issue “</text:span><text:a xlink:type="simple" xlink:href="https://musescore.org/en/node/316484" text:style-name="Internet_20_link" text:visited-style-name="Visited_20_Internet_20_Link"><text:span text:style-name="T3">Changes to TAB made by PlugIn not saved</text:span></text:a><text:span text:style-name="T47">”. </text:span></text:p>
            <text:p text:style-name="P7"/>
          </table:table-cell>
        </table:table-row>
        <table:table-row table:style-name="Table2.3">
          <table:table-cell table:style-name="Table2.A2" office:value-type="string">
            <text:p text:style-name="P45">C<text:span text:style-name="T42">D</text:span>-02</text:p>
          </table:table-cell>
          <table:table-cell table:style-name="Table2.A2" office:value-type="string">
            <text:p text:style-name="P33"><text:span text:style-name="T22">Half-Fret + Symbol Positioning</text:span><text:span text:style-name="T11">. </text:span><text:span text:style-name="T9">By convention, so-called 'half frets' in the Mountain Dulcimer diatonic+ TAB formatting are indicated using the plus sign to the right of the fret number. Since Musescore is, of course, using pure integers for fret numbers </text:span><text:span text:style-name="T10">the </text:span><text:span text:style-name="T9">half-fret ‘</text:span><text:span text:style-name="T10">+’ symbol </text:span><text:span text:style-name="T9">has to be shown on the TAB using a Staff Text element </text:span><text:span text:style-name="T10">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6">The hard-coded values are in </text:span><text:span text:style-name="Source_20_Text"><text:span text:style-name="T6">nHalfFretXPosition</text:span></text:span><text:span text:style-name="T6"> </text:span><text:span text:style-name="T8">and the</text:span><text:span text:style-name="T6"> </text:span><text:span text:style-name="Source_20_Text"><text:span text:style-name="T6">oFretBoard.nHalfFret</text:span></text:span><text:span text:style-name="Source_20_Text"><text:span text:style-name="T8">Y</text:span></text:span><text:span text:style-name="Source_20_Text"><text:span text:style-name="T6">Positions[]</text:span></text:span><text:span text:style-name="T6"> array.</text:span></text:p>
            <text:p text:style-name="P32">Obviously, one <text:span text:style-name="T1">negative for the user is that as they format the TAB staff, including if they create new part-pages, they’ll have to be chasing those ‘+’ symbols to keep repositioning them into the right positions next to their fret numbers.</text:span></text:p>
            <text:p text:style-name="P30"><text:span text:style-name="T4">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2">cursor.element.notes.length</text:span>]. It is doing this dynamically every time a note is added via <text:span text:style-name="Source_20_Text">cursor.addNote()</text:span>. <text:span text:style-name="T5">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5">.notes[]</text:span></text:span><text:span text:style-name="T5"> array, with the result being that my last added note is always in the </text:span><text:span text:style-name="Source_20_Text"><text:span text:style-name="T5">oCursor.element.notes[0]</text:span></text:span><text:span text:style-name="T5"> position. <text:s/></text:span><text:span text:style-name="T7">BUT then, try as I might...and I did try for about an hour...I cannot retrieve string or fret from </text:span><text:span text:style-name="Source_20_Text"><text:span text:style-name="T5">oCursor.element.notes[0]</text:span></text:span><text:span text:style-name="T5">; </text:span><text:span text:style-name="T7">even tho I can get pitch and color. So, what’s with that??</text:span></text:p>
            <text:p text:style-name="P31"/>
          </table:table-cell>
        </table:table-row>
        <table:table-row table:style-name="Table2.4">
          <table:table-cell table:style-name="Table2.A2" office:value-type="string">
            <text:p text:style-name="P37">C<text:span text:style-name="T42">D</text:span>-03</text:p>
          </table:table-cell>
          <table:table-cell table:style-name="Table2.A2" office:value-type="string">
            <text:p text:style-name="P29"><text:span text:style-name="T25">Setting tpc Values</text:span><text:span text:style-name="T15">. </text:span><text:span text:style-name="T16">See CD-01 above as background. The Musescore user jeetee fixed my code to properly handle computing of the re-pitched tpc values. It took me a few hours to work out what he had done, but I believe I now understand what’s going on. “</text:span><text:span text:style-name="Source_20_Text"><text:span text:style-name="T29">tpc</text:span></text:span><text:span text:style-name="T16">” stands for </text:span><text:span text:style-name="T27">Tonal Pitch Class</text:span><text:span text:style-name="T16">. What it is doing is providing a parameter in the note object which tells Musescore how to display the note’s pitch. That is, enharmonic equivalent spellings. For example, MIDI pitch 57 is an A3; but in some keys you’d really represent that note as a Bbb (B-double-flat). So in such a case, in the note object the pitch stored is ‘57,’ but the tpc value would be 5, which would indicate a Bbb using Musescore’s internal tpc numbering system. See the posting: “</text:span><text:a xlink:type="simple" xlink:href="https://musescore.org/en/handbook/developers-handbook/plugin-development/tonal-pitch-class-enum" text:style-name="Internet_20_link" text:visited-style-name="Visited_20_Internet_20_Link"><text:span text:style-name="T2">Tonal Pitch Class enum</text:span></text:a>”<text:span text:style-name="T16"> </text:span></text:p>
            <text:p text:style-name="P35"><text:span text:style-name="T16">t</text:span><text:span text:style-name="T9">pc1 is the tpc value for the note’s “concert pitch.” tpc2 is for the note’s normal (for regular humans?) pitch - this is the tpc value used whenever concert pitch is turned off. You might also note that there is a </text:span><text:span text:style-name="Source_20_Text"><text:span text:style-name="T28">note.tpc</text:span></text:span><text:span text:style-name="T9"> parameter, without any number. jeetee didn’t do anything in his code mods to affect this parameter. When I inspected via </text:span><text:span text:style-name="Source_20_Text"><text:span text:style-name="T28">console.log()</text:span></text:span><text:span text:style-name="T9"> debug statements what I saw was that this value was set automatically by Musescore internally to what was set for tpc1/2 (I am setting both tpc1 and tpc2 to the same value for every note). </text:span><text:span text:style-name="T18">So I assume that in this case Musescore is updating this parameter using the current ‘concert pitch’ setting of the score. (I fully admit that really don’t understand ‘concert pitch’ vs what Musescore is calling either ‘written’ pitch and/or ‘transposing instruments.’ But see handbook topic “</text:span><text:a xlink:type="simple" xlink:href="https://musescore.org/en/handbook/3/concert-pitch" text:style-name="Internet_20_link" text:visited-style-name="Visited_20_Internet_20_Link"><text:span text:style-name="Internet_20_link"><text:span text:style-name="T48">Concert Pitch</text:span></text:span></text:a><text:span text:style-name="T18">.”</text:span></text:p>
            <text:p text:style-name="P35"><text:span text:style-name="T16">W</text:span><text:span text:style-name="T9">hat jeetee did was create a 2-dimensional array that contains Musescore’s tpc schema, using the layout ‘Tonal Pitch Classes in pitch order’ per the above noted posting. The same fretboard offset value, as described in CD-01 above, can then be used to obtain the re-pitched tpc values. </text:span><text:span text:style-name="T17">However, this is not as simple as a straight subtraction. See below.</text:span></text:p>
            <text:p text:style-name="P36"><text:span text:style-name="T9">1.<text:tab/>The 2D array is set up as rows, which represent each note pitch, covering one octave. So, i.e., C, C#, D, D#, E, F, F#, G, G#, A, A#, B, B#. Then each row has three columns which represent each of the three possible variations on how a given note could be represented. E.g., a C could be represented as a B# (tpc value 26), a C (tpc value 14), or a Dbb (tpc value 2). </text:span><text:span text:style-name="T18">Note that there is an ‘NA’ (shown as the value ‘NaN’) value where G# and Ab are the same note, but in this one case there is no 3</text:span><text:span text:style-name="T30">rd</text:span><text:span text:style-name="T18"> alternative representation.</text:span></text:p>
            <text:p text:style-name="P49">2.<text:tab/>Given a TAB note to convert, step-1 is to find which row the existing note’s tpc value matches up to. This is done via brute force, using two nested for loops to search row/column-wise through the tpc array for a value that matches the existing note’s note.tpc value.</text:p>
            <text:p text:style-name="P50">3.<text:tab/>Given the tpc array row number, the diatonic fretboard offset value is then used to move backwards in the tpc array that many rows. To do this you have to think of the array as a closed circle. So when falling off the array into negative index values you have to force a loop-back to the bottom of the array. Likewise, when falling off the end of the array into index values greater than the length of the array you have to loop-back through to the start.</text:p>
            <text:p text:style-name="P50">4.<text:tab/>Now that the offset row has been found you can simply use the original column since, for TAB, we aren’t actually making any use of the tpc pitch-spelling so we don’t have to worry about that. EXCEPT for one condition - that ‘NA’ condition for G#. We could be moving back to the G#/Ab row, and be set on column 1, which is ‘NA’ - invalid. So we have to sense for this, and if detected, just set the tpc to the G#.</text:p>
            <text:p text:style-name="P22"/>
          </table:table-cell>
        </table:table-row>
        <table:table-row table:style-name="Table2.5">
          <table:table-cell table:style-name="Table2.A2" office:value-type="string">
            <text:p text:style-name="P38">C<text:span text:style-name="T42">D</text:span>-04</text:p>
          </table:table-cell>
          <table:table-cell table:style-name="Table2.A2" office:value-type="string">
            <text:p text:style-name="P51"><text:span text:style-name="T31">Validate TAB Staff</text:span>.</text:p>
            <text:p text:style-name="P51">As part of the validation procedure I want to make a good-faith attempt to be sure that we are on a TAB staff. <text:span text:style-name="T49">I would love to be able to validate that we are not </text:span>a linked staff, <text:span text:style-name="T49">but I cannot find any way to determine this. So the user has to know not to run the plugin against a linked TAB staff.</text:span></text:p>
            <text:p text:style-name="P51">I have not been able to find a direct way ascertain <text:span text:style-name="T49">if I am on a TAB staff. The only kind-of obvious way is know is via Rule-1 below</text:span>:</text:p>
            <text:p text:style-name="P51">Rule-1: If we have a non-null stringData object then we know we are on a TAB staff.</text:p>
            <text:p text:style-name="P55"><text:span text:style-name="T19">Oddly, the stringData object is not accessible from it’s Staff object. It is only accessible from an Instrument object. But, of course, an instrument can have multiple staves. </text:span><text:span text:style-name="T20">But, after much trial-and-error, I discovered the </text:span><text:span text:style-name="T26">Key Learning</text:span><text:span text:style-name="T20"> below</text:span><text:span text:style-name="T19">; </text:span><text:span text:style-name="T20">which means that when I retrieve the Instrument from the Part which the Staff is a member of, then I do have the Instrument object which represents the staff that holds the user’s selection range. So all I need to do to verify it is a TAB staff is implement Rule-1 above. </text:span></text:p>
            <text:p text:style-name="P55"><text:span text:style-name="T20">Note: The user could have made a selection that spans more than one staff. I </text:span><text:span text:style-name="T21">am also trapping for this possible error condition</text:span><text:span text:style-name="T20">.</text:span></text:p>
            <text:p text:style-name="P52"><text:span text:style-name="T4">KEY LEARNING?</text:span>: <text:span text:style-name="T50">I cannot find anyway to to get the </text:span><text:span text:style-name="Source_20_Text"><text:span text:style-name="T50">oCursor.element.staff.part.instruments.length</text:span></text:span><text:span text:style-name="T50"> to return anything other than the value 1. If I create new instruments, add additional staffs to an instrument, create “Parts” through the user interface and add multiple instruments to them - no matter what I do, and no matter what I select or in which ‘Part’ I select it, I always get the value 1 back. It is as if, inside the Plugin API, a ‘part’ is a synonym for ‘instrument’ </text:span><text:span text:style-name="T51">and ‘instrument’ is really something that is = to a staff or there are multiple instruments per staff?</text:span><text:span text:style-name="T50"> </text:span><text:span text:style-name="T51">And now as I study the documented properties of the </text:span><text:span text:style-name="Source_20_Text"><text:span text:style-name="T51">Part</text:span></text:span><text:span text:style-name="T51"> class more closely it does indeed look to be the same set of properties that you see in the “Staff/Part Properties” dialog box in the user interface. EXCEPT for the property </text:span><text:span text:style-name="Source_20_Text"><text:span text:style-name="T51">part.instruments</text:span></text:span><text:span text:style-name="T51">, which implies multiple instruments per part. Does the possibility of multiple instruments per part have to do with the ability to put instrument change events along a staff? </text:span><text:span text:style-name="T52">YES!</text:span><text:span text:style-name="T51">, that’s exactly right. When I add a text element to a note, and select the ‘Change Instrument’ text style; then in the inspector select Baritone Mtn Dulcimer, then in my code I see that <text:s/></text:span><text:span text:style-name="Source_20_Text"><text:span text:style-name="T50">oCursor.element.staff.part.instruments.length</text:span></text:span><text:span text:style-name="T50"> </text:span><text:span text:style-name="T51">returns the value </text:span><text:span text:style-name="T52">2</text:span><text:span text:style-name="T51">.</text:span></text:p>
            <text:p text:style-name="P54"/>
          </table:table-cell>
        </table:table-row>
        <table:table-row table:style-name="Table2.6">
          <table:table-cell table:style-name="Table2.A2" office:value-type="string">
            <text:p text:style-name="P39">C<text:span text:style-name="T42">D</text:span>-05</text:p>
          </table:table-cell>
          <table:table-cell table:style-name="Table2.A2" office:value-type="string">
            <text:p text:style-name="P23"/>
          </table:table-cell>
        </table:table-row>
        <table:table-row table:style-name="Table2.7">
          <table:table-cell table:style-name="Table2.A2" office:value-type="string">
            <text:p text:style-name="P40">C<text:span text:style-name="T42">D</text:span>-06</text:p>
          </table:table-cell>
          <table:table-cell table:style-name="Table2.A2" office:value-type="string">
            <text:p text:style-name="P25"/>
          </table:table-cell>
        </table:table-row>
        <table:table-row table:style-name="TableLine94203759519248">
          <table:table-cell table:style-name="Table2.A2" office:value-type="string">
            <text:p text:style-name="P40">C<text:span text:style-name="T42">D</text:span>-07</text:p>
          </table:table-cell>
          <table:table-cell table:style-name="Table2.A2" office:value-type="string">
            <text:p text:style-name="P24"/>
          </table:table-cell>
        </table:table-row>
        <table:table-row table:style-name="TableLine94203759520016">
          <table:table-cell table:style-name="Table2.A2" office:value-type="string">
            <text:p text:style-name="P41">C<text:span text:style-name="T37">D</text:span>-08</text:p>
          </table:table-cell>
          <table:table-cell table:style-name="Table2.A2" office:value-type="string">
            <text:p text:style-name="P53"/>
          </table:table-cell>
        </table:table-row>
        <table:table-row table:style-name="TableLine94203759520768">
          <table:table-cell table:style-name="Table2.A2" office:value-type="string">
            <text:p text:style-name="P42">CD-09</text:p>
          </table:table-cell>
          <table:table-cell table:style-name="Table2.A2" office:value-type="string">
            <text:p text:style-name="P16"/>
          </table:table-cell>
        </table:table-row>
        <table:table-row table:style-name="TableLine94203759490736">
          <table:table-cell table:style-name="Table2.A2" office:value-type="string">
            <text:p text:style-name="P43">CD-10</text:p>
          </table:table-cell>
          <table:table-cell table:style-name="Table2.A2" office:value-type="string">
            <text:p text:style-name="P26"/>
          </table:table-cell>
        </table:table-row>
        <table:table-row table:style-name="TableLine94203759380528">
          <table:table-cell table:style-name="Table2.A2" office:value-type="string">
            <text:p text:style-name="P42"/>
          </table:table-cell>
          <table:table-cell table:style-name="Table2.A2" office:value-type="string">
            <text:p text:style-name="P15"/>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4-25T19:17:09.222321281</dc:date>
    <meta:editing-duration>PT16H14M17S</meta:editing-duration>
    <meta:editing-cycles>104</meta:editing-cycles>
    <meta:generator>LibreOffice/6.4.7.2$Linux_X86_64 LibreOffice_project/40$Build-2</meta:generator>
    <meta:document-statistic meta:table-count="2" meta:image-count="0" meta:object-count="0" meta:page-count="1" meta:paragraph-count="46" meta:word-count="2007" meta:character-count="11314" meta:non-whitespace-character-count="9346"/>
  </office:meta>
</office:document-meta>
</file>